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39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9m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age faults" table:style-name="ta1">
        <office:forms form:automatic-focus="false" form:apply-design-mode="false"/>
        <table:shapes>
          <draw:frame draw:z-index="0" draw:style-name="gr1" draw:text-style-name="P1" svg:width="159.88mm" svg:height="168.76mm" svg:x="3.09mm" svg:y="81.55mm">
            <loext:p draw:notify-on-update-of-ranges="'Page faults'.B1:'Page faults'.K1 'Page faults'.A2:'Page faults'.A2 'Page faults'.B2:'Page faults'.K2 'Page faults'.A3:'Page faults'.A3 'Page faults'.B3:'Page faults'.K3 'Page faults'.A4:'Page faults'.A4 'Page faults'.B4:'Page faults'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68mm" svg:x="164.59mm" svg:y="81.56mm">
            <loext:p draw:notify-on-update-of-ranges="'Page faults'.B6:'Page faults'.K6 'Page faults'.A7:'Page faults'.A7 'Page faults'.B7:'Page faults'.K7 'Page faults'.A8:'Page faults'.A8 'Page faults'.B8:'Page faults'.K8 'Page faults'.A9:'Page faults'.A9 'Page faults'.B9:'Page faults'.K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168.59mm" svg:x="329.29mm" svg:y="81.35mm">
            <loext:p draw:notify-on-update-of-ranges="'Page faults'.B11:'Page faults'.K11 'Page faults'.A12:'Page faults'.A12 'Page faults'.B12:'Page faults'.K12 'Page faults'.A13:'Page faults'.A13 'Page faults'.B13:'Page faults'.K13 'Page faults'.A14:'Page faults'.A14 'Page faults'.B14:'Page faults'.K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Sort 100 pag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FO</text:p>
          </table:table-cell>
          <table:table-cell office:value-type="float" office:value="1612" calcext:value-type="float">
            <text:p>1612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718" calcext:value-type="float">
            <text:p>1718</text:p>
          </table:table-cell>
          <table:table-cell office:value-type="float" office:value="1314" calcext:value-type="float">
            <text:p>1314</text:p>
          </table:table-cell>
          <table:table-cell office:value-type="float" office:value="1128" calcext:value-type="float">
            <text:p>1128</text:p>
          </table:table-cell>
          <table:table-cell office:value-type="float" office:value="983" calcext:value-type="float">
            <text:p>983</text:p>
          </table:table-cell>
          <table:table-cell office:value-type="float" office:value="896" calcext:value-type="float">
            <text:p>896</text:p>
          </table:table-cell>
          <table:table-cell office:value-type="float" office:value="755" calcext:value-type="float">
            <text:p>755</text:p>
          </table:table-cell>
          <table:table-cell office:value-type="float" office:value="634" calcext:value-type="float">
            <text:p>634</text:p>
          </table:table-cell>
          <table:table-cell office:value-type="float" office:value="513" calcext:value-type="float">
            <text:p>513</text:p>
          </table:table-cell>
          <table:table-cell office:value-type="float" office:value="326" calcext:value-type="float">
            <text:p>326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4870" calcext:value-type="float">
            <text:p>4870</text:p>
          </table:table-cell>
          <table:table-cell office:value-type="float" office:value="2161" calcext:value-type="float">
            <text:p>2161</text:p>
          </table:table-cell>
          <table:table-cell office:value-type="float" office:value="1313" calcext:value-type="float">
            <text:p>1313</text:p>
          </table:table-cell>
          <table:table-cell office:value-type="float" office:value="962" calcext:value-type="float">
            <text:p>962</text:p>
          </table:table-cell>
          <table:table-cell office:value-type="float" office:value="704" calcext:value-type="float">
            <text:p>704</text:p>
          </table:table-cell>
          <table:table-cell office:value-type="float" office:value="570" calcext:value-type="float">
            <text:p>570</text:p>
          </table:table-cell>
          <table:table-cell office:value-type="float" office:value="531" calcext:value-type="float">
            <text:p>531</text:p>
          </table:table-cell>
          <table:table-cell office:value-type="float" office:value="441" calcext:value-type="float">
            <text:p>441</text:p>
          </table:table-cell>
          <table:table-cell office:value-type="float" office:value="421" calcext:value-type="float">
            <text:p>421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can 100 pag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FO</text:p>
          </table:table-cell>
          <table:table-cell table:number-columns-repeated="9"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200" calcext:value-type="float">
            <text:p>1200</text:p>
          </table:table-cell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office:value-type="float" office:value="1099" calcext:value-type="float">
            <text:p>1099</text:p>
          </table:table-cell>
          <table:table-cell office:value-type="float" office:value="993" calcext:value-type="float">
            <text:p>993</text:p>
          </table:table-cell>
          <table:table-cell office:value-type="float" office:value="863" calcext:value-type="float">
            <text:p>863</text:p>
          </table:table-cell>
          <table:table-cell office:value-type="float" office:value="737" calcext:value-type="float">
            <text:p>737</text:p>
          </table:table-cell>
          <table:table-cell office:value-type="float" office:value="565" calcext:value-type="float">
            <text:p>565</text:p>
          </table:table-cell>
          <table:table-cell office:value-type="float" office:value="392" calcext:value-type="float">
            <text:p>392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1155" calcext:value-type="float">
            <text:p>1155</text:p>
          </table:table-cell>
          <table:table-cell office:value-type="float" office:value="1044" calcext:value-type="float">
            <text:p>1044</text:p>
          </table:table-cell>
          <table:table-cell office:value-type="float" office:value="974" calcext:value-type="float">
            <text:p>974</text:p>
          </table:table-cell>
          <table:table-cell office:value-type="float" office:value="900" calcext:value-type="float">
            <text:p>900</text:p>
          </table:table-cell>
          <table:table-cell office:value-type="float" office:value="857" calcext:value-type="float">
            <text:p>857</text:p>
          </table:table-cell>
          <table:table-cell office:value-type="float" office:value="800" calcext:value-type="float">
            <text:p>800</text:p>
          </table:table-cell>
          <table:table-cell office:value-type="float" office:value="782" calcext:value-type="float">
            <text:p>782</text:p>
          </table:table-cell>
          <table:table-cell office:value-type="float" office:value="722" calcext:value-type="float">
            <text:p>722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Focus 100 pag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FO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421" calcext:value-type="float">
            <text:p>421</text:p>
          </table:table-cell>
          <table:table-cell office:value-type="float" office:value="401" calcext:value-type="float">
            <text:p>401</text:p>
          </table:table-cell>
          <table:table-cell office:value-type="float" office:value="389" calcext:value-type="float">
            <text:p>389</text:p>
          </table:table-cell>
          <table:table-cell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20" calcext:value-type="float">
            <text:p>320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422" calcext:value-type="float">
            <text:p>422</text:p>
          </table:table-cell>
          <table:table-cell office:value-type="float" office:value="395" calcext:value-type="float">
            <text:p>395</text:p>
          </table:table-cell>
          <table:table-cell office:value-type="float" office:value="353" calcext:value-type="float">
            <text:p>353</text:p>
          </table:table-cell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  <table:table-cell office:value-type="float" office:value="274" calcext:value-type="float">
            <text:p>274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472" calcext:value-type="float">
            <text:p>472</text:p>
          </table:table-cell>
          <table:table-cell office:value-type="float" office:value="435" calcext:value-type="float">
            <text:p>435</text:p>
          </table:table-cell>
          <table:table-cell office:value-type="float" office:value="421" calcext:value-type="float">
            <text:p>421</text:p>
          </table:table-cell>
          <table:table-cell office:value-type="float" office:value="375" calcext:value-type="float">
            <text:p>375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323" calcext:value-type="float">
            <text:p>323</text:p>
          </table:table-cell>
          <table:table-cell office:value-type="float" office:value="316" calcext:value-type="float">
            <text:p>316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 table:number-rows-repeated="29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Tilgange" table:style-name="ta2">
        <office:forms form:automatic-focus="false" form:apply-design-mode="false"/>
        <table:shapes>
          <draw:frame draw:z-index="0" draw:style-name="gr1" draw:text-style-name="P1" svg:width="160.09mm" svg:height="89.83mm" svg:x="263.75mm" svg:y="6.39mm">
            <loext:p draw:notify-on-update-of-ranges="DiskTilgange.A2:DiskTilgange.A2 DiskTilgange.B2:DiskTilgange.K2 DiskTilgange.A3:DiskTilgange.A3 DiskTilgange.B3:DiskTilgange.K3 DiskTilgange.A4:DiskTilgange.A4 DiskTilgange.B4:DiskTilgange.K4 DiskTilgange.A5:DiskTilgange.A5 DiskTilgange.B5:DiskTilgange.K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263.73mm" svg:y="90.2mm">
            <loext:p draw:notify-on-update-of-ranges="DiskTilgange.A7:DiskTilgange.A7 DiskTilgange.B7:DiskTilgange.K7 DiskTilgange.A8:DiskTilgange.A8 DiskTilgange.B8:DiskTilgange.K8 DiskTilgange.A9:DiskTilgange.A9 DiskTilgange.B9:DiskTilgange.K9 DiskTilgange.A10:DiskTilgange.A10 DiskTilgange.B10:DiskTilgange.K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263.83mm" svg:y="174.75mm">
            <loext:p draw:notify-on-update-of-ranges="DiskTilgange.A12:DiskTilgange.A12 DiskTilgange.B12:DiskTilgange.K12 DiskTilgange.A13:DiskTilgange.A13 DiskTilgange.B13:DiskTilgange.K13 DiskTilgange.A14:DiskTilgange.A14 DiskTilgange.B14:DiskTilgange.K14 DiskTilgange.A15:DiskTilgange.A15 DiskTilgange.B15:DiskTilgange.K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264.86mm" svg:y="270.97mm">
            <loext:p draw:notify-on-update-of-ranges="DiskTilgange.A21:DiskTilgange.A21 DiskTilgange.B21:DiskTilgange.K21 DiskTilgange.A22:DiskTilgange.A22 DiskTilgange.B22:DiskTilgange.K22 DiskTilgange.A23:DiskTilgange.A23 DiskTilgange.B23:DiskTilgange.K23 DiskTilgange.A24:DiskTilgange.A24 DiskTilgange.B24:DiskTilgange.K2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265.18mm" svg:y="355.05mm">
            <loext:p draw:notify-on-update-of-ranges="DiskTilgange.A26:DiskTilgange.A26 DiskTilgange.B26:DiskTilgange.K26 DiskTilgange.A27:DiskTilgange.A27 DiskTilgange.B27:DiskTilgange.K27 DiskTilgange.A28:DiskTilgange.A28 DiskTilgange.B28:DiskTilgange.K28 DiskTilgange.A29:DiskTilgange.A29 DiskTilgange.B29:DiskTilgange.K2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159.99mm" svg:height="89.99mm" svg:x="264.86mm" svg:y="440.01mm">
            <loext:p draw:notify-on-update-of-ranges="DiskTilgange.A31:DiskTilgange.A31 DiskTilgange.B31:DiskTilgange.K31 DiskTilgange.A32:DiskTilgange.A32 DiskTilgange.B32:DiskTilgange.K32 DiskTilgange.A33:DiskTilgange.A33 DiskTilgange.B33:DiskTilgange.K33 DiskTilgange.A34:DiskTilgange.A34 DiskTilgange.B34:DiskTilgange.K3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6" draw:style-name="gr1" draw:text-style-name="P1" svg:width="159.99mm" svg:height="89.99mm" svg:x="94.05mm" svg:y="257.71mm">
            <loext:p draw:notify-on-update-of-ranges="DiskTilgange.A38:DiskTilgange.A38 DiskTilgange.B38:DiskTilgange.K38 DiskTilgange.A39:DiskTilgange.A39 DiskTilgange.B39:DiskTilgange.K39 DiskTilgange.A40:DiskTilgange.A40 DiskTilgange.B40:DiskTilgange.K40 DiskTilgange.A41:DiskTilgange.A41 DiskTilgange.B41:DiskTilgange.K4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7" draw:style-name="gr1" draw:text-style-name="P1" svg:width="159.99mm" svg:height="89.99mm" svg:x="93.37mm" svg:y="342.54mm">
            <loext:p draw:notify-on-update-of-ranges="DiskTilgange.A43:DiskTilgange.A43 DiskTilgange.B43:DiskTilgange.K43 DiskTilgange.A44:DiskTilgange.A44 DiskTilgange.B44:DiskTilgange.K44 DiskTilgange.A45:DiskTilgange.A45 DiskTilgange.B45:DiskTilgange.K45 DiskTilgange.A46:DiskTilgange.A46 DiskTilgange.B46:DiskTilgange.K4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8" draw:style-name="gr1" draw:text-style-name="P1" svg:width="159.99mm" svg:height="89.99mm" svg:x="93.24mm" svg:y="427.11mm">
            <loext:p draw:notify-on-update-of-ranges="DiskTilgange.A48:DiskTilgange.A48 DiskTilgange.B48:DiskTilgange.K48 DiskTilgange.A49:DiskTilgange.A49 DiskTilgange.B49:DiskTilgange.K49 DiskTilgange.A50:DiskTilgange.A50 DiskTilgange.B50:DiskTilgange.K50 DiskTilgange.A51:DiskTilgange.A51 DiskTilgange.B51:DiskTilgange.K5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Læsetilgan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office:value-type="float" office:value="1008" calcext:value-type="float">
            <text:p>100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71" calcext:value-type="float">
            <text:p>1071</text:p>
          </table:table-cell>
          <table:table-cell office:value-type="float" office:value="841" calcext:value-type="float">
            <text:p>841</text:p>
          </table:table-cell>
          <table:table-cell office:value-type="float" office:value="668" calcext:value-type="float">
            <text:p>668</text:p>
          </table:table-cell>
          <table:table-cell office:value-type="float" office:value="596" calcext:value-type="float">
            <text:p>596</text:p>
          </table:table-cell>
          <table:table-cell office:value-type="float" office:value="506" calcext:value-type="float">
            <text:p>506</text:p>
          </table:table-cell>
          <table:table-cell office:value-type="float" office:value="433" calcext:value-type="float">
            <text:p>433</text:p>
          </table:table-cell>
          <table:table-cell office:value-type="float" office:value="355" calcext:value-type="float">
            <text:p>355</text:p>
          </table:table-cell>
          <table:table-cell office:value-type="float" office:value="276" calcext:value-type="float">
            <text:p>276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3821" calcext:value-type="float">
            <text:p>3821</text:p>
          </table:table-cell>
          <table:table-cell office:value-type="float" office:value="1548" calcext:value-type="float">
            <text:p>1548</text:p>
          </table:table-cell>
          <table:table-cell office:value-type="float" office:value="878" calcext:value-type="float">
            <text:p>878</text:p>
          </table:table-cell>
          <table:table-cell office:value-type="float" office:value="572" calcext:value-type="float">
            <text:p>572</text:p>
          </table:table-cell>
          <table:table-cell office:value-type="float" office:value="453" calcext:value-type="float">
            <text:p>453</text:p>
          </table:table-cell>
          <table:table-cell office:value-type="float" office:value="330" calcext:value-type="float">
            <text:p>330</text:p>
          </table:table-cell>
          <table:table-cell office:value-type="float" office:value="301" calcext:value-type="float">
            <text:p>301</text:p>
          </table:table-cell>
          <table:table-cell office:value-type="float" office:value="241" calcext:value-type="float">
            <text:p>241</text:p>
          </table:table-cell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table:number-columns-repeated="9"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100" calcext:value-type="float">
            <text:p>1100</text:p>
          </table:table-cell>
          <table:table-cell office:value-type="float" office:value="1097" calcext:value-type="float">
            <text:p>1097</text:p>
          </table:table-cell>
          <table:table-cell office:value-type="float" office:value="1053" calcext:value-type="float">
            <text:p>1053</text:p>
          </table:table-cell>
          <table:table-cell office:value-type="float" office:value="1010" calcext:value-type="float">
            <text:p>1010</text:p>
          </table:table-cell>
          <table:table-cell office:value-type="float" office:value="905" calcext:value-type="float">
            <text:p>905</text:p>
          </table:table-cell>
          <table:table-cell office:value-type="float" office:value="778" calcext:value-type="float">
            <text:p>778</text:p>
          </table:table-cell>
          <table:table-cell office:value-type="float" office:value="630" calcext:value-type="float">
            <text:p>630</text:p>
          </table:table-cell>
          <table:table-cell office:value-type="float" office:value="461" calcext:value-type="float">
            <text:p>461</text:p>
          </table:table-cell>
          <table:table-cell office:value-type="float" office:value="295" calcext:value-type="float">
            <text:p>2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1055" calcext:value-type="float">
            <text:p>1055</text:p>
          </table:table-cell>
          <table:table-cell office:value-type="float" office:value="944" calcext:value-type="float">
            <text:p>944</text:p>
          </table:table-cell>
          <table:table-cell office:value-type="float" office:value="874" calcext:value-type="float">
            <text:p>874</text:p>
          </table:table-cell>
          <table:table-cell office:value-type="float" office:value="800" calcext:value-type="float">
            <text:p>800</text:p>
          </table:table-cell>
          <table:table-cell office:value-type="float" office:value="757" calcext:value-type="float">
            <text:p>757</text:p>
          </table:table-cell>
          <table:table-cell office:value-type="float" office:value="700" calcext:value-type="float">
            <text:p>700</text:p>
          </table:table-cell>
          <table:table-cell office:value-type="float" office:value="682" calcext:value-type="float">
            <text:p>682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cu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office:value-type="float" office:value="288" calcext:value-type="float">
            <text:p>288</text:p>
          </table:table-cell>
          <table:table-cell office:value-type="float" office:value="275" calcext:value-type="float">
            <text:p>275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289" calcext:value-type="float">
            <text:p>289</text:p>
          </table:table-cell>
          <table:table-cell office:value-type="float" office:value="275" calcext:value-type="float">
            <text:p>275</text:p>
          </table:table-cell>
          <table:table-cell office:value-type="float" office:value="256" calcext:value-type="float">
            <text:p>256</text:p>
          </table:table-cell>
          <table:table-cell office:value-type="float" office:value="235" calcext:value-type="float">
            <text:p>235</text:p>
          </table:table-cell>
          <table:table-cell office:value-type="float" office:value="217" calcext:value-type="float">
            <text:p>217</text:p>
          </table:table-cell>
          <table:table-cell office:value-type="float" office:value="198" calcext:value-type="float">
            <text:p>198</text:p>
          </table:table-cell>
          <table:table-cell office:value-type="float" office:value="177" calcext:value-type="float">
            <text:p>177</text:p>
          </table:table-cell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283" calcext:value-type="float">
            <text:p>283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222" calcext:value-type="float">
            <text:p>222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Skrivetilgan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office:value-type="float" office:value="604" calcext:value-type="float">
            <text:p>60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628" calcext:value-type="float">
            <text:p>628</text:p>
          </table:table-cell>
          <table:table-cell office:value-type="float" office:value="535" calcext:value-type="float">
            <text:p>535</text:p>
          </table:table-cell>
          <table:table-cell office:value-type="float" office:value="439" calcext:value-type="float">
            <text:p>439</text:p>
          </table:table-cell>
          <table:table-cell office:value-type="float" office:value="411" calcext:value-type="float">
            <text:p>411</text:p>
          </table:table-cell>
          <table:table-cell office:value-type="float" office:value="355" calcext:value-type="float">
            <text:p>355</text:p>
          </table:table-cell>
          <table:table-cell office:value-type="float" office:value="300" calcext:value-type="float">
            <text:p>300</text:p>
          </table:table-cell>
          <table:table-cell office:value-type="float" office:value="241" calcext:value-type="float">
            <text:p>241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1043" calcext:value-type="float">
            <text:p>1043</text:p>
          </table:table-cell>
          <table:table-cell office:value-type="float" office:value="602" calcext:value-type="float">
            <text:p>602</text:p>
          </table:table-cell>
          <table:table-cell office:value-type="float" office:value="416" calcext:value-type="float">
            <text:p>416</text:p>
          </table:table-cell>
          <table:table-cell office:value-type="float" office:value="363" calcext:value-type="float">
            <text:p>363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cu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amlede tilgan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table:formula="of:=[.B22]+[.B3]" office:value-type="float" office:value="1612" calcext:value-type="float">
            <text:p>1612</text:p>
          </table:table-cell>
          <table:table-cell table:formula="of:=[.C22]+[.C3]" office:value-type="float" office:value="1300" calcext:value-type="float">
            <text:p>1300</text:p>
          </table:table-cell>
          <table:table-cell table:formula="of:=[.D22]+[.D3]" office:value-type="float" office:value="1000" calcext:value-type="float">
            <text:p>1000</text:p>
          </table:table-cell>
          <table:table-cell table:formula="of:=[.E22]+[.E3]" office:value-type="float" office:value="1000" calcext:value-type="float">
            <text:p>1000</text:p>
          </table:table-cell>
          <table:table-cell table:formula="of:=[.F22]+[.F3]" office:value-type="float" office:value="800" calcext:value-type="float">
            <text:p>800</text:p>
          </table:table-cell>
          <table:table-cell table:formula="of:=[.G22]+[.G3]" office:value-type="float" office:value="700" calcext:value-type="float">
            <text:p>700</text:p>
          </table:table-cell>
          <table:table-cell table:formula="of:=[.H22]+[.H3]" office:value-type="float" office:value="700" calcext:value-type="float">
            <text:p>700</text:p>
          </table:table-cell>
          <table:table-cell table:formula="of:=[.I22]+[.I3]" office:value-type="float" office:value="700" calcext:value-type="float">
            <text:p>700</text:p>
          </table:table-cell>
          <table:table-cell table:formula="of:=[.J22]+[.J3]" office:value-type="float" office:value="700" calcext:value-type="float">
            <text:p>700</text:p>
          </table:table-cell>
          <table:table-cell table:formula="of:=[.K22]+[.K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table:formula="of:=[.B23]+[.B4]" office:value-type="float" office:value="1699" calcext:value-type="float">
            <text:p>1699</text:p>
          </table:table-cell>
          <table:table-cell table:formula="of:=[.C23]+[.C4]" office:value-type="float" office:value="1376" calcext:value-type="float">
            <text:p>1376</text:p>
          </table:table-cell>
          <table:table-cell table:formula="of:=[.D23]+[.D4]" office:value-type="float" office:value="1107" calcext:value-type="float">
            <text:p>1107</text:p>
          </table:table-cell>
          <table:table-cell table:formula="of:=[.E23]+[.E4]" office:value-type="float" office:value="1007" calcext:value-type="float">
            <text:p>1007</text:p>
          </table:table-cell>
          <table:table-cell table:formula="of:=[.F23]+[.F4]" office:value-type="float" office:value="861" calcext:value-type="float">
            <text:p>861</text:p>
          </table:table-cell>
          <table:table-cell table:formula="of:=[.G23]+[.G4]" office:value-type="float" office:value="733" calcext:value-type="float">
            <text:p>733</text:p>
          </table:table-cell>
          <table:table-cell table:formula="of:=[.H23]+[.H4]" office:value-type="float" office:value="596" calcext:value-type="float">
            <text:p>596</text:p>
          </table:table-cell>
          <table:table-cell table:formula="of:=[.I23]+[.I4]" office:value-type="float" office:value="454" calcext:value-type="float">
            <text:p>454</text:p>
          </table:table-cell>
          <table:table-cell table:formula="of:=[.J23]+[.J4]" office:value-type="float" office:value="367" calcext:value-type="float">
            <text:p>367</text:p>
          </table:table-cell>
          <table:table-cell table:formula="of:=[.K23]+[.K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table:formula="of:=[.B24]+[.B5]" office:value-type="float" office:value="4864" calcext:value-type="float">
            <text:p>4864</text:p>
          </table:table-cell>
          <table:table-cell table:formula="of:=[.C24]+[.C5]" office:value-type="float" office:value="2150" calcext:value-type="float">
            <text:p>2150</text:p>
          </table:table-cell>
          <table:table-cell table:formula="of:=[.D24]+[.D5]" office:value-type="float" office:value="1294" calcext:value-type="float">
            <text:p>1294</text:p>
          </table:table-cell>
          <table:table-cell table:formula="of:=[.E24]+[.E5]" office:value-type="float" office:value="935" calcext:value-type="float">
            <text:p>935</text:p>
          </table:table-cell>
          <table:table-cell table:formula="of:=[.F24]+[.F5]" office:value-type="float" office:value="655" calcext:value-type="float">
            <text:p>655</text:p>
          </table:table-cell>
          <table:table-cell table:formula="of:=[.G24]+[.G5]" office:value-type="float" office:value="530" calcext:value-type="float">
            <text:p>530</text:p>
          </table:table-cell>
          <table:table-cell table:formula="of:=[.H24]+[.H5]" office:value-type="float" office:value="492" calcext:value-type="float">
            <text:p>492</text:p>
          </table:table-cell>
          <table:table-cell table:formula="of:=[.I24]+[.I5]" office:value-type="float" office:value="402" calcext:value-type="float">
            <text:p>402</text:p>
          </table:table-cell>
          <table:table-cell table:formula="of:=[.J24]+[.J5]" office:value-type="float" office:value="352" calcext:value-type="float">
            <text:p>352</text:p>
          </table:table-cell>
          <table:table-cell table:formula="of:=[.K24]+[.K5]"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table:formula="of:=[.B27]+[.B8]" office:value-type="float" office:value="1200" calcext:value-type="float">
            <text:p>1200</text:p>
          </table:table-cell>
          <table:table-cell table:formula="of:=[.C27]+[.C8]" office:value-type="float" office:value="1200" calcext:value-type="float">
            <text:p>1200</text:p>
          </table:table-cell>
          <table:table-cell table:formula="of:=[.D27]+[.D8]" office:value-type="float" office:value="1200" calcext:value-type="float">
            <text:p>1200</text:p>
          </table:table-cell>
          <table:table-cell table:formula="of:=[.E27]+[.E8]" office:value-type="float" office:value="1200" calcext:value-type="float">
            <text:p>1200</text:p>
          </table:table-cell>
          <table:table-cell table:formula="of:=[.F27]+[.F8]" office:value-type="float" office:value="1200" calcext:value-type="float">
            <text:p>1200</text:p>
          </table:table-cell>
          <table:table-cell table:formula="of:=[.G27]+[.G8]" office:value-type="float" office:value="1200" calcext:value-type="float">
            <text:p>1200</text:p>
          </table:table-cell>
          <table:table-cell table:formula="of:=[.H27]+[.H8]" office:value-type="float" office:value="1200" calcext:value-type="float">
            <text:p>1200</text:p>
          </table:table-cell>
          <table:table-cell table:formula="of:=[.I27]+[.I8]" office:value-type="float" office:value="1200" calcext:value-type="float">
            <text:p>1200</text:p>
          </table:table-cell>
          <table:table-cell table:formula="of:=[.J27]+[.J8]" office:value-type="float" office:value="1200" calcext:value-type="float">
            <text:p>1200</text:p>
          </table:table-cell>
          <table:table-cell table:formula="of:=[.K27]+[.K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table:formula="of:=[.B28]+[.B9]" office:value-type="float" office:value="1200" calcext:value-type="float">
            <text:p>1200</text:p>
          </table:table-cell>
          <table:table-cell table:formula="of:=[.C28]+[.C9]" office:value-type="float" office:value="1197" calcext:value-type="float">
            <text:p>1197</text:p>
          </table:table-cell>
          <table:table-cell table:formula="of:=[.D28]+[.D9]" office:value-type="float" office:value="1153" calcext:value-type="float">
            <text:p>1153</text:p>
          </table:table-cell>
          <table:table-cell table:formula="of:=[.E28]+[.E9]" office:value-type="float" office:value="1110" calcext:value-type="float">
            <text:p>1110</text:p>
          </table:table-cell>
          <table:table-cell table:formula="of:=[.F28]+[.F9]" office:value-type="float" office:value="1005" calcext:value-type="float">
            <text:p>1005</text:p>
          </table:table-cell>
          <table:table-cell table:formula="of:=[.G28]+[.G9]" office:value-type="float" office:value="878" calcext:value-type="float">
            <text:p>878</text:p>
          </table:table-cell>
          <table:table-cell table:formula="of:=[.H28]+[.H9]" office:value-type="float" office:value="730" calcext:value-type="float">
            <text:p>730</text:p>
          </table:table-cell>
          <table:table-cell table:formula="of:=[.I28]+[.I9]" office:value-type="float" office:value="561" calcext:value-type="float">
            <text:p>561</text:p>
          </table:table-cell>
          <table:table-cell table:formula="of:=[.J28]+[.J9]" office:value-type="float" office:value="388" calcext:value-type="float">
            <text:p>388</text:p>
          </table:table-cell>
          <table:table-cell table:formula="of:=[.K28]+[.K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table:formula="of:=[.B29]+[.B10]" office:value-type="float" office:value="1155" calcext:value-type="float">
            <text:p>1155</text:p>
          </table:table-cell>
          <table:table-cell table:formula="of:=[.C29]+[.C10]" office:value-type="float" office:value="1044" calcext:value-type="float">
            <text:p>1044</text:p>
          </table:table-cell>
          <table:table-cell table:formula="of:=[.D29]+[.D10]" office:value-type="float" office:value="974" calcext:value-type="float">
            <text:p>974</text:p>
          </table:table-cell>
          <table:table-cell table:formula="of:=[.E29]+[.E10]" office:value-type="float" office:value="900" calcext:value-type="float">
            <text:p>900</text:p>
          </table:table-cell>
          <table:table-cell table:formula="of:=[.F29]+[.F10]" office:value-type="float" office:value="857" calcext:value-type="float">
            <text:p>857</text:p>
          </table:table-cell>
          <table:table-cell table:formula="of:=[.G29]+[.G10]" office:value-type="float" office:value="800" calcext:value-type="float">
            <text:p>800</text:p>
          </table:table-cell>
          <table:table-cell table:formula="of:=[.H29]+[.H10]" office:value-type="float" office:value="782" calcext:value-type="float">
            <text:p>782</text:p>
          </table:table-cell>
          <table:table-cell table:formula="of:=[.I29]+[.I10]" office:value-type="float" office:value="722" calcext:value-type="float">
            <text:p>722</text:p>
          </table:table-cell>
          <table:table-cell table:formula="of:=[.J29]+[.J10]" office:value-type="float" office:value="700" calcext:value-type="float">
            <text:p>700</text:p>
          </table:table-cell>
          <table:table-cell table:formula="of:=[.K29]+[.K10]"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cu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table:formula="of:=[.B32]+[.B13]" office:value-type="float" office:value="477" calcext:value-type="float">
            <text:p>477</text:p>
          </table:table-cell>
          <table:table-cell table:formula="of:=[.C32]+[.C13]" office:value-type="float" office:value="456" calcext:value-type="float">
            <text:p>456</text:p>
          </table:table-cell>
          <table:table-cell table:formula="of:=[.D32]+[.D13]" office:value-type="float" office:value="421" calcext:value-type="float">
            <text:p>421</text:p>
          </table:table-cell>
          <table:table-cell table:formula="of:=[.E32]+[.E13]" office:value-type="float" office:value="401" calcext:value-type="float">
            <text:p>401</text:p>
          </table:table-cell>
          <table:table-cell table:formula="of:=[.F32]+[.F13]" office:value-type="float" office:value="389" calcext:value-type="float">
            <text:p>389</text:p>
          </table:table-cell>
          <table:table-cell table:formula="of:=[.G32]+[.G13]" office:value-type="float" office:value="340" calcext:value-type="float">
            <text:p>340</text:p>
          </table:table-cell>
          <table:table-cell table:formula="of:=[.H32]+[.H13]" office:value-type="float" office:value="330" calcext:value-type="float">
            <text:p>330</text:p>
          </table:table-cell>
          <table:table-cell table:formula="of:=[.I32]+[.I13]" office:value-type="float" office:value="320" calcext:value-type="float">
            <text:p>320</text:p>
          </table:table-cell>
          <table:table-cell table:formula="of:=[.J32]+[.J13]" office:value-type="float" office:value="310" calcext:value-type="float">
            <text:p>310</text:p>
          </table:table-cell>
          <table:table-cell table:formula="of:=[.K32]+[.K1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table:formula="of:=[.B33]+[.B14]" office:value-type="float" office:value="479" calcext:value-type="float">
            <text:p>479</text:p>
          </table:table-cell>
          <table:table-cell table:formula="of:=[.C33]+[.C14]" office:value-type="float" office:value="453" calcext:value-type="float">
            <text:p>453</text:p>
          </table:table-cell>
          <table:table-cell table:formula="of:=[.D33]+[.D14]" office:value-type="float" office:value="420" calcext:value-type="float">
            <text:p>420</text:p>
          </table:table-cell>
          <table:table-cell table:formula="of:=[.E33]+[.E14]" office:value-type="float" office:value="384" calcext:value-type="float">
            <text:p>384</text:p>
          </table:table-cell>
          <table:table-cell table:formula="of:=[.F33]+[.F14]" office:value-type="float" office:value="359" calcext:value-type="float">
            <text:p>359</text:p>
          </table:table-cell>
          <table:table-cell table:formula="of:=[.G33]+[.G14]" office:value-type="float" office:value="311" calcext:value-type="float">
            <text:p>311</text:p>
          </table:table-cell>
          <table:table-cell table:formula="of:=[.H33]+[.H14]" office:value-type="float" office:value="271" calcext:value-type="float">
            <text:p>271</text:p>
          </table:table-cell>
          <table:table-cell table:formula="of:=[.I33]+[.I14]" office:value-type="float" office:value="218" calcext:value-type="float">
            <text:p>218</text:p>
          </table:table-cell>
          <table:table-cell table:formula="of:=[.J33]+[.J14]" office:value-type="float" office:value="143" calcext:value-type="float">
            <text:p>143</text:p>
          </table:table-cell>
          <table:table-cell table:formula="of:=[.K33]+[.K1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table:formula="of:=[.B34]+[.B15]" office:value-type="float" office:value="466" calcext:value-type="float">
            <text:p>466</text:p>
          </table:table-cell>
          <table:table-cell table:formula="of:=[.C34]+[.C15]" office:value-type="float" office:value="416" calcext:value-type="float">
            <text:p>416</text:p>
          </table:table-cell>
          <table:table-cell table:formula="of:=[.D34]+[.D15]" office:value-type="float" office:value="408" calcext:value-type="float">
            <text:p>408</text:p>
          </table:table-cell>
          <table:table-cell table:formula="of:=[.E34]+[.E15]" office:value-type="float" office:value="355" calcext:value-type="float">
            <text:p>355</text:p>
          </table:table-cell>
          <table:table-cell table:formula="of:=[.F34]+[.F15]" office:value-type="float" office:value="300" calcext:value-type="float">
            <text:p>300</text:p>
          </table:table-cell>
          <table:table-cell table:formula="of:=[.G34]+[.G15]" office:value-type="float" office:value="300" calcext:value-type="float">
            <text:p>300</text:p>
          </table:table-cell>
          <table:table-cell table:formula="of:=[.H34]+[.H15]" office:value-type="float" office:value="300" calcext:value-type="float">
            <text:p>300</text:p>
          </table:table-cell>
          <table:table-cell table:formula="of:=[.I34]+[.I15]" office:value-type="float" office:value="300" calcext:value-type="float">
            <text:p>300</text:p>
          </table:table-cell>
          <table:table-cell table:formula="of:=[.J34]+[.J15]" office:value-type="float" office:value="300" calcext:value-type="float">
            <text:p>300</text:p>
          </table:table-cell>
          <table:table-cell table:formula="of:=[.K34]+[.K15]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seconds/>
      <number:text>tan</number:text>
      <number:day/>
      <number:text>a</number:text>
      <number:year number:style="long"/>
      <number:day/>
    </number:date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9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1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2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4" number:language="da" number:country="DK">
      <number:month number:textual="true"/>
      <number:text>-</number:text>
      <number:year/>
    </number:date-style>
    <number:time-style style:name="N10115" number:language="da" number:country="DK">
      <number:hours/>
      <number:text>:</number:text>
      <number:minutes number:style="long"/>
      <number:text> </number:text>
      <number:am-pm/>
    </number:time-style>
    <number:time-style style:name="N10116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a" number:country="DK">
      <number:number number:decimal-places="0" loext:min-decimal-places="0" number:min-integer-digits="1" number:grouping="true"/>
    </number:number-style>
    <number:number-style style:name="N10118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0" loext:min-decimal-places="0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number:number number:decimal-places="2" loext:min-decimal-places="2" number:min-integer-digits="1" number:grouping="true"/>
    </number:number-style>
    <number:number-style style:name="N10120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a" number:country="DK">
      <number:number number:decimal-places="2" loext:min-decimal-places="2" number:min-integer-digits="1" number:grouping="true"/>
    </number:number-style>
    <number:number-style style:name="N10121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a" number:country="DK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a" number:country="DK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a" number:country="DK">
      <loext:fill-character> </loext:fill-character>
      <number:text>- </number:text>
    </number:number-style>
    <number:text-style style:name="N10125" number:language="da" number:country="DK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a" number:country="DK">
      <loext:text> kr </loext:text>
      <loext:fill-character> </loext:fill-character>
      <number:text>- </number:text>
    </number:number-style>
    <number:text-style style:name="N10129" number:language="da" number:country="DK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a" number:country="DK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a" number:country="DK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a" number:country="DK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a" number:country="DK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a" number:country="DK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-00-0000</text:date>, <text:time style:data-style-name="N2" text:time-value="15:27:37.718796412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3:02:08</meta:creation-date>
    <dc:language>da-DK</dc:language>
    <dc:date>2015-11-17T15:58:35.851164033</dc:date>
    <meta:editing-cycles>3</meta:editing-cycles>
    <meta:editing-duration>PT30M47S</meta:editing-duration>
    <meta:generator>LibreOffice/5.0.2.2$Linux_X86_64 LibreOffice_project/00m0$Build-2</meta:generator>
    <meta:document-statistic meta:table-count="2" meta:cell-count="53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0" chart:maximum="5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16.877cm" xlink:href=".." xlink:type="simple" chart:class="chart:line" chart:style-name="ch1">
        <chart:title svg:x="7.487cm" svg:y="0.473cm" chart:style-name="ch2">
          <text:p>Sort</text:p>
        </chart:title>
        <chart:subtitle svg:x="5.419cm" svg:y="1.616cm" chart:style-name="ch3">
          <text:p>100 sider virtuel hukommelse</text:p>
        </chart:subtitle>
        <chart:legend chart:legend-position="end" svg:x="13.163cm" svg:y="7.548cm" style:legend-expansion="high" chart:style-name="ch4"/>
        <chart:plot-area chart:style-name="ch5" table:cell-range-address="'Page faults'.A1:'Page faults'.K4" chart:data-source-has-labels="both" svg:x="1.349cm" svg:y="2.644cm" svg:width="11.495cm" svg:height="12.896cm">
          <chartooo:coordinate-region svg:x="2.447cm" svg:y="2.874cm" svg:width="10.078cm" svg:height="11.957cm"/>
          <chart:axis chart:dimension="x" chart:name="primary-x" chart:style-name="ch6" chartooo:axis-type="auto">
            <chartooo:date-scale/>
            <chart:title svg:x="5.522cm" svg:y="15.878cm" chart:style-name="ch7">
              <text:p>Fysisk Hukommelse</text:p>
            </chart:title>
            <chart:categories table:cell-range-address="'Page faults'.B1:'Page faults'.K1"/>
          </chart:axis>
          <chart:axis chart:dimension="y" chart:name="primary-y" chart:style-name="ch8">
            <chart:title svg:x="0.451cm" svg:y="9.678cm" chart:style-name="ch9">
              <text:p>Sidefejl</text:p>
            </chart:title>
            <chart:grid chart:style-name="ch10" chart:class="major"/>
          </chart:axis>
          <chart:series chart:style-name="ch11" chart:values-cell-range-address="'Page faults'.B2:'Page faults'.K2" chart:label-cell-address="'Page faults'.A2:'Page faults'.A2" chart:class="chart:line">
            <chart:data-point chart:repeated="10"/>
          </chart:series>
          <chart:series chart:style-name="ch12" chart:values-cell-range-address="'Page faults'.B3:'Page faults'.K3" chart:label-cell-address="'Page faults'.A3:'Page faults'.A3" chart:class="chart:line">
            <chart:data-point chart:repeated="10"/>
          </chart:series>
          <chart:series chart:style-name="ch13" chart:values-cell-range-address="'Page faults'.B4:'Page faults'.K4" chart:label-cell-address="'Page faults'.A4:'Page faults'.A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Page faults'.B1:'Page faults'.K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'Page faults'.A2:'Page faults'.A2</svg:desc>
                </draw:g>
              </table:table-cell>
              <table:table-cell office:value-type="float" office:value="1612">
                <text:p>1612</text:p>
                <draw:g>
                  <svg:desc>'Page faults'.B2:'Page faults'.K2</svg:desc>
                </draw:g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AND</text:p>
                <draw:g>
                  <svg:desc>'Page faults'.A3:'Page faults'.A3</svg:desc>
                </draw:g>
              </table:table-cell>
              <table:table-cell office:value-type="float" office:value="1718">
                <text:p>1718</text:p>
                <draw:g>
                  <svg:desc>'Page faults'.B3:'Page faults'.K3</svg:desc>
                </draw:g>
              </table:table-cell>
              <table:table-cell office:value-type="float" office:value="1314">
                <text:p>1314</text:p>
              </table:table-cell>
              <table:table-cell office:value-type="float" office:value="1128">
                <text:p>1128</text:p>
              </table:table-cell>
              <table:table-cell office:value-type="float" office:value="983">
                <text:p>983</text:p>
              </table:table-cell>
              <table:table-cell office:value-type="float" office:value="896">
                <text:p>896</text:p>
              </table:table-cell>
              <table:table-cell office:value-type="float" office:value="755">
                <text:p>755</text:p>
              </table:table-cell>
              <table:table-cell office:value-type="float" office:value="634">
                <text:p>634</text:p>
              </table:table-cell>
              <table:table-cell office:value-type="float" office:value="513">
                <text:p>513</text:p>
              </table:table-cell>
              <table:table-cell office:value-type="float" office:value="326">
                <text:p>32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USTOM</text:p>
                <draw:g>
                  <svg:desc>'Page faults'.A4:'Page faults'.A4</svg:desc>
                </draw:g>
              </table:table-cell>
              <table:table-cell office:value-type="float" office:value="4870">
                <text:p>4870</text:p>
                <draw:g>
                  <svg:desc>'Page faults'.B4:'Page faults'.K4</svg:desc>
                </draw:g>
              </table:table-cell>
              <table:table-cell office:value-type="float" office:value="2161">
                <text:p>2161</text:p>
              </table:table-cell>
              <table:table-cell office:value-type="float" office:value="1313">
                <text:p>1313</text:p>
              </table:table-cell>
              <table:table-cell office:value-type="float" office:value="962">
                <text:p>962</text:p>
              </table:table-cell>
              <table:table-cell office:value-type="float" office:value="704">
                <text:p>704</text:p>
              </table:table-cell>
              <table:table-cell office:value-type="float" office:value="570">
                <text:p>570</text:p>
              </table:table-cell>
              <table:table-cell office:value-type="float" office:value="531">
                <text:p>531</text:p>
              </table:table-cell>
              <table:table-cell office:value-type="float" office:value="441">
                <text:p>441</text:p>
              </table:table-cell>
              <table:table-cell office:value-type="float" office:value="421">
                <text:p>421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Sort</text:p>
        </chart:title>
        <chart:subtitle svg:x="5.425cm" svg:y="1.302cm" chart:style-name="ch3">
          <text:p>100 sider virtuel hukommelse</text:p>
        </chart:subtitle>
        <chart:legend chart:legend-position="end" svg:x="13.174cm" svg:y="3.61cm" style:legend-expansion="high" chart:style-name="ch4"/>
        <chart:plot-area chart:style-name="ch5" table:cell-range-address="DiskTilgange.A38:DiskTilgange.K41" chart:data-source-has-labels="both" svg:x="1.35cm" svg:y="2.173cm" svg:width="11.504cm" svg:height="5.647cm">
          <chartooo:coordinate-region svg:x="2.448cm" svg:y="2.403cm" svg:width="10.087cm" svg:height="4.708cm"/>
          <chart:axis chart:dimension="x" chart:name="primary-x" chart:style-name="ch6" chartooo:axis-type="auto">
            <chartooo:date-scale/>
            <chart:title svg:x="5.528cm" svg:y="8.001cm" chart:style-name="ch7">
              <text:p>Fysisk Hukommelse</text:p>
            </chart:title>
            <chart:categories table:cell-range-address="DiskTilgange.B38:DiskTilgange.K38"/>
          </chart:axis>
          <chart:axis chart:dimension="y" chart:name="primary-y" chart:style-name="ch8">
            <chart:title svg:x="0.451cm" svg:y="6.023cm" chart:style-name="ch9">
              <text:p>Lagertilgange</text:p>
            </chart:title>
            <chart:grid chart:style-name="ch10" chart:class="major"/>
          </chart:axis>
          <chart:series chart:style-name="ch11" chart:values-cell-range-address="DiskTilgange.B39:DiskTilgange.K39" chart:label-cell-address="DiskTilgange.A39:DiskTilgange.A39" chart:class="chart:line">
            <chart:data-point chart:repeated="10"/>
          </chart:series>
          <chart:series chart:style-name="ch12" chart:values-cell-range-address="DiskTilgange.B40:DiskTilgange.K40" chart:label-cell-address="DiskTilgange.A40:DiskTilgange.A40" chart:class="chart:line">
            <chart:data-point chart:repeated="10"/>
          </chart:series>
          <chart:series chart:style-name="ch13" chart:values-cell-range-address="DiskTilgange.B41:DiskTilgange.K41" chart:label-cell-address="DiskTilgange.A41:DiskTilgange.A4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DiskTilgange.B38:DiskTilgange.K3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iskTilgange.A39:DiskTilgange.A39</svg:desc>
                </draw:g>
              </table:table-cell>
              <table:table-cell office:value-type="float" office:value="1612">
                <text:p>1612</text:p>
                <draw:g>
                  <svg:desc>DiskTilgange.B39:DiskTilgange.K39</svg:desc>
                </draw:g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AND</text:p>
                <draw:g>
                  <svg:desc>DiskTilgange.A40:DiskTilgange.A40</svg:desc>
                </draw:g>
              </table:table-cell>
              <table:table-cell office:value-type="float" office:value="1699">
                <text:p>1699</text:p>
                <draw:g>
                  <svg:desc>DiskTilgange.B40:DiskTilgange.K40</svg:desc>
                </draw:g>
              </table:table-cell>
              <table:table-cell office:value-type="float" office:value="1376">
                <text:p>1376</text:p>
              </table:table-cell>
              <table:table-cell office:value-type="float" office:value="1107">
                <text:p>1107</text:p>
              </table:table-cell>
              <table:table-cell office:value-type="float" office:value="1007">
                <text:p>1007</text:p>
              </table:table-cell>
              <table:table-cell office:value-type="float" office:value="861">
                <text:p>861</text:p>
              </table:table-cell>
              <table:table-cell office:value-type="float" office:value="733">
                <text:p>733</text:p>
              </table:table-cell>
              <table:table-cell office:value-type="float" office:value="596">
                <text:p>596</text:p>
              </table:table-cell>
              <table:table-cell office:value-type="float" office:value="454">
                <text:p>454</text:p>
              </table:table-cell>
              <table:table-cell office:value-type="float" office:value="367">
                <text:p>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USTOM</text:p>
                <draw:g>
                  <svg:desc>DiskTilgange.A41:DiskTilgange.A41</svg:desc>
                </draw:g>
              </table:table-cell>
              <table:table-cell office:value-type="float" office:value="4864">
                <text:p>4864</text:p>
                <draw:g>
                  <svg:desc>DiskTilgange.B41:DiskTilgange.K41</svg:desc>
                </draw:g>
              </table:table-cell>
              <table:table-cell office:value-type="float" office:value="2150">
                <text:p>2150</text:p>
              </table:table-cell>
              <table:table-cell office:value-type="float" office:value="1294">
                <text:p>1294</text:p>
              </table:table-cell>
              <table:table-cell office:value-type="float" office:value="935">
                <text:p>935</text:p>
              </table:table-cell>
              <table:table-cell office:value-type="float" office:value="655">
                <text:p>655</text:p>
              </table:table-cell>
              <table:table-cell office:value-type="float" office:value="530">
                <text:p>530</text:p>
              </table:table-cell>
              <table:table-cell office:value-type="float" office:value="492">
                <text:p>492</text:p>
              </table:table-cell>
              <table:table-cell office:value-type="float" office:value="402">
                <text:p>402</text:p>
              </table:table-cell>
              <table:table-cell office:value-type="float" office:value="352">
                <text:p>35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316cm" chart:style-name="ch2">
          <text:p>Scan</text:p>
        </chart:title>
        <chart:subtitle svg:x="5.425cm" svg:y="1.302cm" chart:style-name="ch3">
          <text:p>100 sider virtuel hukommelse</text:p>
        </chart:subtitle>
        <chart:legend chart:legend-position="end" svg:x="13.174cm" svg:y="3.61cm" style:legend-expansion="high" chart:style-name="ch4"/>
        <chart:plot-area chart:style-name="ch5" table:cell-range-address="DiskTilgange.A43:DiskTilgange.K46" chart:data-source-has-labels="both" svg:x="1.35cm" svg:y="2.173cm" svg:width="11.504cm" svg:height="5.647cm">
          <chartooo:coordinate-region svg:x="2.236cm" svg:y="2.403cm" svg:width="10.087cm" svg:height="4.708cm"/>
          <chart:axis chart:dimension="x" chart:name="primary-x" chart:style-name="ch6" chartooo:axis-type="auto">
            <chartooo:date-scale/>
            <chart:title svg:x="5.563cm" svg:y="8.001cm" chart:style-name="ch7">
              <text:p>Fysisk hukommelse</text:p>
            </chart:title>
            <chart:categories table:cell-range-address="DiskTilgange.B43:DiskTilgange.K43"/>
          </chart:axis>
          <chart:axis chart:dimension="y" chart:name="primary-y" chart:style-name="ch6">
            <chart:title svg:x="0.451cm" svg:y="6.023cm" chart:style-name="ch8">
              <text:p>Lagertilgange</text:p>
            </chart:title>
            <chart:grid chart:style-name="ch9" chart:class="major"/>
          </chart:axis>
          <chart:series chart:style-name="ch10" chart:values-cell-range-address="DiskTilgange.B44:DiskTilgange.K44" chart:label-cell-address="DiskTilgange.A44:DiskTilgange.A44" chart:class="chart:line">
            <chart:data-point chart:repeated="10"/>
          </chart:series>
          <chart:series chart:style-name="ch11" chart:values-cell-range-address="DiskTilgange.B45:DiskTilgange.K45" chart:label-cell-address="DiskTilgange.A45:DiskTilgange.A45" chart:class="chart:line">
            <chart:data-point chart:repeated="10"/>
          </chart:series>
          <chart:series chart:style-name="ch12" chart:values-cell-range-address="DiskTilgange.B46:DiskTilgange.K46" chart:label-cell-address="DiskTilgange.A46:DiskTilgange.A46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DiskTilgange.B43:DiskTilgange.K4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iskTilgange.A44:DiskTilgange.A44</svg:desc>
                </draw:g>
              </table:table-cell>
              <table:table-cell office:value-type="float" office:value="1200">
                <text:p>1200</text:p>
                <draw:g>
                  <svg:desc>DiskTilgange.B44:DiskTilgange.K44</svg:desc>
                </draw:g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AND</text:p>
                <draw:g>
                  <svg:desc>DiskTilgange.A45:DiskTilgange.A45</svg:desc>
                </draw:g>
              </table:table-cell>
              <table:table-cell office:value-type="float" office:value="1200">
                <text:p>1200</text:p>
                <draw:g>
                  <svg:desc>DiskTilgange.B45:DiskTilgange.K45</svg:desc>
                </draw:g>
              </table:table-cell>
              <table:table-cell office:value-type="float" office:value="1197">
                <text:p>1197</text:p>
              </table:table-cell>
              <table:table-cell office:value-type="float" office:value="1153">
                <text:p>1153</text:p>
              </table:table-cell>
              <table:table-cell office:value-type="float" office:value="1110">
                <text:p>1110</text:p>
              </table:table-cell>
              <table:table-cell office:value-type="float" office:value="1005">
                <text:p>1005</text:p>
              </table:table-cell>
              <table:table-cell office:value-type="float" office:value="878">
                <text:p>878</text:p>
              </table:table-cell>
              <table:table-cell office:value-type="float" office:value="730">
                <text:p>730</text:p>
              </table:table-cell>
              <table:table-cell office:value-type="float" office:value="561">
                <text:p>561</text:p>
              </table:table-cell>
              <table:table-cell office:value-type="float" office:value="388">
                <text:p>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USTOM</text:p>
                <draw:g>
                  <svg:desc>DiskTilgange.A46:DiskTilgange.A46</svg:desc>
                </draw:g>
              </table:table-cell>
              <table:table-cell office:value-type="float" office:value="1155">
                <text:p>1155</text:p>
                <draw:g>
                  <svg:desc>DiskTilgange.B46:DiskTilgange.K46</svg:desc>
                </draw:g>
              </table:table-cell>
              <table:table-cell office:value-type="float" office:value="1044">
                <text:p>1044</text:p>
              </table:table-cell>
              <table:table-cell office:value-type="float" office:value="974">
                <text:p>974</text:p>
              </table:table-cell>
              <table:table-cell office:value-type="float" office:value="900">
                <text:p>900</text:p>
              </table:table-cell>
              <table:table-cell office:value-type="float" office:value="857">
                <text:p>857</text:p>
              </table:table-cell>
              <table:table-cell office:value-type="float" office:value="800">
                <text:p>800</text:p>
              </table:table-cell>
              <table:table-cell office:value-type="float" office:value="782">
                <text:p>782</text:p>
              </table:table-cell>
              <table:table-cell office:value-type="float" office:value="722">
                <text:p>722</text:p>
              </table:table-cell>
              <table:table-cell office:value-type="float" office:value="700">
                <text:p>7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0" chart:maximum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82cm" svg:y="0.316cm" chart:style-name="ch2">
          <text:p>Focus</text:p>
        </chart:title>
        <chart:subtitle svg:x="5.425cm" svg:y="1.302cm" chart:style-name="ch3">
          <text:p>100 sider virtuel hukommelse</text:p>
        </chart:subtitle>
        <chart:legend chart:legend-position="end" svg:x="13.174cm" svg:y="3.61cm" style:legend-expansion="high" chart:style-name="ch4"/>
        <chart:plot-area chart:style-name="ch5" table:cell-range-address="DiskTilgange.A48:DiskTilgange.K51" chart:data-source-has-labels="both" svg:x="1.35cm" svg:y="2.173cm" svg:width="11.504cm" svg:height="5.647cm">
          <chartooo:coordinate-region svg:x="2.236cm" svg:y="2.403cm" svg:width="10.299cm" svg:height="4.708cm"/>
          <chart:axis chart:dimension="x" chart:name="primary-x" chart:style-name="ch6" chartooo:axis-type="auto">
            <chartooo:date-scale/>
            <chart:title svg:x="5.528cm" svg:y="8.001cm" chart:style-name="ch7">
              <text:p>Fysisk Hukommelse</text:p>
            </chart:title>
            <chart:categories table:cell-range-address="DiskTilgange.B48:DiskTilgange.K48"/>
          </chart:axis>
          <chart:axis chart:dimension="y" chart:name="primary-y" chart:style-name="ch8">
            <chart:title svg:x="0.451cm" svg:y="6.023cm" chart:style-name="ch9">
              <text:p>Lagertilgange</text:p>
            </chart:title>
            <chart:grid chart:style-name="ch10" chart:class="major"/>
          </chart:axis>
          <chart:series chart:style-name="ch11" chart:values-cell-range-address="DiskTilgange.B49:DiskTilgange.K49" chart:label-cell-address="DiskTilgange.A49:DiskTilgange.A49" chart:class="chart:line">
            <chart:data-point chart:repeated="10"/>
          </chart:series>
          <chart:series chart:style-name="ch12" chart:values-cell-range-address="DiskTilgange.B50:DiskTilgange.K50" chart:label-cell-address="DiskTilgange.A50:DiskTilgange.A50" chart:class="chart:line">
            <chart:data-point chart:repeated="10"/>
          </chart:series>
          <chart:series chart:style-name="ch13" chart:values-cell-range-address="DiskTilgange.B51:DiskTilgange.K51" chart:label-cell-address="DiskTilgange.A51:DiskTilgange.A5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DiskTilgange.B48:DiskTilgange.K4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iskTilgange.A49:DiskTilgange.A49</svg:desc>
                </draw:g>
              </table:table-cell>
              <table:table-cell office:value-type="float" office:value="477">
                <text:p>477</text:p>
                <draw:g>
                  <svg:desc>DiskTilgange.B49:DiskTilgange.K49</svg:desc>
                </draw:g>
              </table:table-cell>
              <table:table-cell office:value-type="float" office:value="456">
                <text:p>456</text:p>
              </table:table-cell>
              <table:table-cell office:value-type="float" office:value="421">
                <text:p>421</text:p>
              </table:table-cell>
              <table:table-cell office:value-type="float" office:value="401">
                <text:p>401</text:p>
              </table:table-cell>
              <table:table-cell office:value-type="float" office:value="389">
                <text:p>389</text:p>
              </table:table-cell>
              <table:table-cell office:value-type="float" office:value="340">
                <text:p>340</text:p>
              </table:table-cell>
              <table:table-cell office:value-type="float" office:value="330">
                <text:p>330</text:p>
              </table:table-cell>
              <table:table-cell office:value-type="float" office:value="320">
                <text:p>320</text:p>
              </table:table-cell>
              <table:table-cell office:value-type="float" office:value="310">
                <text:p>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AND</text:p>
                <draw:g>
                  <svg:desc>DiskTilgange.A50:DiskTilgange.A50</svg:desc>
                </draw:g>
              </table:table-cell>
              <table:table-cell office:value-type="float" office:value="479">
                <text:p>479</text:p>
                <draw:g>
                  <svg:desc>DiskTilgange.B50:DiskTilgange.K50</svg:desc>
                </draw:g>
              </table:table-cell>
              <table:table-cell office:value-type="float" office:value="453">
                <text:p>453</text:p>
              </table:table-cell>
              <table:table-cell office:value-type="float" office:value="420">
                <text:p>420</text:p>
              </table:table-cell>
              <table:table-cell office:value-type="float" office:value="384">
                <text:p>384</text:p>
              </table:table-cell>
              <table:table-cell office:value-type="float" office:value="359">
                <text:p>359</text:p>
              </table:table-cell>
              <table:table-cell office:value-type="float" office:value="311">
                <text:p>311</text:p>
              </table:table-cell>
              <table:table-cell office:value-type="float" office:value="271">
                <text:p>271</text:p>
              </table:table-cell>
              <table:table-cell office:value-type="float" office:value="218">
                <text:p>218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USTOM</text:p>
                <draw:g>
                  <svg:desc>DiskTilgange.A51:DiskTilgange.A51</svg:desc>
                </draw:g>
              </table:table-cell>
              <table:table-cell office:value-type="float" office:value="466">
                <text:p>466</text:p>
                <draw:g>
                  <svg:desc>DiskTilgange.B51:DiskTilgange.K51</svg:desc>
                </draw:g>
              </table:table-cell>
              <table:table-cell office:value-type="float" office:value="416">
                <text:p>416</text:p>
              </table:table-cell>
              <table:table-cell office:value-type="float" office:value="408">
                <text:p>408</text:p>
              </table:table-cell>
              <table:table-cell office:value-type="float" office:value="355">
                <text:p>35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0" chart:maximum="13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6.801cm" xlink:href=".." xlink:type="simple" chart:class="chart:line" chart:style-name="ch1">
        <chart:title svg:x="7.388cm" svg:y="0.472cm" chart:style-name="ch2">
          <text:p>Scan</text:p>
        </chart:title>
        <chart:subtitle svg:x="5.425cm" svg:y="1.614cm" chart:style-name="ch3">
          <text:p>100 sider virtuel hukommelse</text:p>
        </chart:subtitle>
        <chart:legend chart:legend-position="end" svg:x="13.174cm" svg:y="7.51cm" style:legend-expansion="high" chart:style-name="ch4"/>
        <chart:plot-area chart:style-name="ch5" table:cell-range-address="'Page faults'.A6:'Page faults'.K9" chart:data-source-has-labels="both" svg:x="1.35cm" svg:y="2.641cm" svg:width="11.504cm" svg:height="12.824cm">
          <chartooo:coordinate-region svg:x="2.236cm" svg:y="2.871cm" svg:width="10.087cm" svg:height="11.885cm"/>
          <chart:axis chart:dimension="x" chart:name="primary-x" chart:style-name="ch6" chartooo:axis-type="auto">
            <chartooo:date-scale/>
            <chart:title svg:x="5.528cm" svg:y="15.802cm" chart:style-name="ch7">
              <text:p>Fysisk Hukommelse</text:p>
            </chart:title>
            <chart:categories table:cell-range-address="'Page faults'.B6:'Page faults'.K6"/>
          </chart:axis>
          <chart:axis chart:dimension="y" chart:name="primary-y" chart:style-name="ch8">
            <chart:title svg:x="0.451cm" svg:y="9.639cm" chart:style-name="ch9">
              <text:p>Sidefejl</text:p>
            </chart:title>
            <chart:grid chart:style-name="ch10" chart:class="major"/>
          </chart:axis>
          <chart:series chart:style-name="ch11" chart:values-cell-range-address="'Page faults'.B7:'Page faults'.K7" chart:label-cell-address="'Page faults'.A7:'Page faults'.A7" chart:class="chart:line">
            <chart:data-point chart:repeated="10"/>
          </chart:series>
          <chart:series chart:style-name="ch12" chart:values-cell-range-address="'Page faults'.B8:'Page faults'.K8" chart:label-cell-address="'Page faults'.A8:'Page faults'.A8" chart:class="chart:line">
            <chart:data-point chart:repeated="10"/>
          </chart:series>
          <chart:series chart:style-name="ch13" chart:values-cell-range-address="'Page faults'.B9:'Page faults'.K9" chart:label-cell-address="'Page faults'.A9:'Page faults'.A9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Page faults'.B6:'Page faults'.K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'Page faults'.A7:'Page faults'.A7</svg:desc>
                </draw:g>
              </table:table-cell>
              <table:table-cell office:value-type="float" office:value="1200">
                <text:p>1200</text:p>
                <draw:g>
                  <svg:desc>'Page faults'.B7:'Page faults'.K7</svg:desc>
                </draw:g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AND</text:p>
                <draw:g>
                  <svg:desc>'Page faults'.A8:'Page faults'.A8</svg:desc>
                </draw:g>
              </table:table-cell>
              <table:table-cell office:value-type="float" office:value="1200">
                <text:p>1200</text:p>
                <draw:g>
                  <svg:desc>'Page faults'.B8:'Page faults'.K8</svg:desc>
                </draw:g>
              </table:table-cell>
              <table:table-cell office:value-type="float" office:value="1193">
                <text:p>1193</text:p>
              </table:table-cell>
              <table:table-cell office:value-type="float" office:value="1156">
                <text:p>1156</text:p>
              </table:table-cell>
              <table:table-cell office:value-type="float" office:value="1099">
                <text:p>1099</text:p>
              </table:table-cell>
              <table:table-cell office:value-type="float" office:value="993">
                <text:p>993</text:p>
              </table:table-cell>
              <table:table-cell office:value-type="float" office:value="863">
                <text:p>863</text:p>
              </table:table-cell>
              <table:table-cell office:value-type="float" office:value="737">
                <text:p>737</text:p>
              </table:table-cell>
              <table:table-cell office:value-type="float" office:value="565">
                <text:p>565</text:p>
              </table:table-cell>
              <table:table-cell office:value-type="float" office:value="392">
                <text:p>3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USTOM</text:p>
                <draw:g>
                  <svg:desc>'Page faults'.A9:'Page faults'.A9</svg:desc>
                </draw:g>
              </table:table-cell>
              <table:table-cell office:value-type="float" office:value="1155">
                <text:p>1155</text:p>
                <draw:g>
                  <svg:desc>'Page faults'.B9:'Page faults'.K9</svg:desc>
                </draw:g>
              </table:table-cell>
              <table:table-cell office:value-type="float" office:value="1044">
                <text:p>1044</text:p>
              </table:table-cell>
              <table:table-cell office:value-type="float" office:value="974">
                <text:p>974</text:p>
              </table:table-cell>
              <table:table-cell office:value-type="float" office:value="900">
                <text:p>900</text:p>
              </table:table-cell>
              <table:table-cell office:value-type="float" office:value="857">
                <text:p>857</text:p>
              </table:table-cell>
              <table:table-cell office:value-type="float" office:value="800">
                <text:p>800</text:p>
              </table:table-cell>
              <table:table-cell office:value-type="float" office:value="782">
                <text:p>782</text:p>
              </table:table-cell>
              <table:table-cell office:value-type="float" office:value="722">
                <text:p>722</text:p>
              </table:table-cell>
              <table:table-cell office:value-type="float" office:value="700">
                <text:p>7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0" chart:maximum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6.86cm" xlink:href=".." xlink:type="simple" chart:class="chart:line" chart:style-name="ch1">
        <chart:title svg:x="7.282cm" svg:y="0.473cm" chart:style-name="ch2">
          <text:p>Focus</text:p>
        </chart:title>
        <chart:subtitle svg:x="5.425cm" svg:y="1.616cm" chart:style-name="ch3">
          <text:p>100 sider virtuel hukommelse</text:p>
        </chart:subtitle>
        <chart:legend chart:legend-position="end" svg:x="13.174cm" svg:y="7.54cm" style:legend-expansion="high" chart:style-name="ch4"/>
        <chart:plot-area chart:style-name="ch5" table:cell-range-address="'Page faults'.A11:'Page faults'.K14" chart:data-source-has-labels="both" svg:x="1.35cm" svg:y="2.644cm" svg:width="11.504cm" svg:height="12.879cm">
          <chartooo:coordinate-region svg:x="2.236cm" svg:y="2.875cm" svg:width="10.299cm" svg:height="11.939cm"/>
          <chart:axis chart:dimension="x" chart:name="primary-x" chart:style-name="ch6" chartooo:axis-type="auto">
            <chartooo:date-scale/>
            <chart:title svg:x="5.528cm" svg:y="15.861cm" chart:style-name="ch7">
              <text:p>Fysisk Hukommelse</text:p>
            </chart:title>
            <chart:categories table:cell-range-address="'Page faults'.B11:'Page faults'.K11"/>
          </chart:axis>
          <chart:axis chart:dimension="y" chart:name="primary-y" chart:style-name="ch8">
            <chart:title svg:x="0.451cm" svg:y="9.669cm" chart:style-name="ch9">
              <text:p>Sidefejl</text:p>
            </chart:title>
            <chart:grid chart:style-name="ch10" chart:class="major"/>
          </chart:axis>
          <chart:series chart:style-name="ch11" chart:values-cell-range-address="'Page faults'.B12:'Page faults'.K12" chart:label-cell-address="'Page faults'.A12:'Page faults'.A12" chart:class="chart:line">
            <chart:data-point chart:repeated="10"/>
          </chart:series>
          <chart:series chart:style-name="ch12" chart:values-cell-range-address="'Page faults'.B13:'Page faults'.K13" chart:label-cell-address="'Page faults'.A13:'Page faults'.A13" chart:class="chart:line">
            <chart:data-point chart:repeated="10"/>
          </chart:series>
          <chart:series chart:style-name="ch13" chart:values-cell-range-address="'Page faults'.B14:'Page faults'.K14" chart:label-cell-address="'Page faults'.A14:'Page faults'.A1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Page faults'.B11:'Page faults'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'Page faults'.A12:'Page faults'.A12</svg:desc>
                </draw:g>
              </table:table-cell>
              <table:table-cell office:value-type="float" office:value="477">
                <text:p>477</text:p>
                <draw:g>
                  <svg:desc>'Page faults'.B12:'Page faults'.K12</svg:desc>
                </draw:g>
              </table:table-cell>
              <table:table-cell office:value-type="float" office:value="456">
                <text:p>456</text:p>
              </table:table-cell>
              <table:table-cell office:value-type="float" office:value="421">
                <text:p>421</text:p>
              </table:table-cell>
              <table:table-cell office:value-type="float" office:value="401">
                <text:p>401</text:p>
              </table:table-cell>
              <table:table-cell office:value-type="float" office:value="389">
                <text:p>389</text:p>
              </table:table-cell>
              <table:table-cell office:value-type="float" office:value="341">
                <text:p>341</text:p>
              </table:table-cell>
              <table:table-cell office:value-type="float" office:value="337">
                <text:p>337</text:p>
              </table:table-cell>
              <table:table-cell office:value-type="float" office:value="320">
                <text:p>320</text:p>
              </table:table-cell>
              <table:table-cell office:value-type="float" office:value="311">
                <text:p>3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AND</text:p>
                <draw:g>
                  <svg:desc>'Page faults'.A13:'Page faults'.A13</svg:desc>
                </draw:g>
              </table:table-cell>
              <table:table-cell office:value-type="float" office:value="480">
                <text:p>480</text:p>
                <draw:g>
                  <svg:desc>'Page faults'.B13:'Page faults'.K13</svg:desc>
                </draw:g>
              </table:table-cell>
              <table:table-cell office:value-type="float" office:value="458">
                <text:p>458</text:p>
              </table:table-cell>
              <table:table-cell office:value-type="float" office:value="422">
                <text:p>422</text:p>
              </table:table-cell>
              <table:table-cell office:value-type="float" office:value="395">
                <text:p>395</text:p>
              </table:table-cell>
              <table:table-cell office:value-type="float" office:value="353">
                <text:p>353</text:p>
              </table:table-cell>
              <table:table-cell office:value-type="float" office:value="359">
                <text:p>359</text:p>
              </table:table-cell>
              <table:table-cell office:value-type="float" office:value="311">
                <text:p>311</text:p>
              </table:table-cell>
              <table:table-cell office:value-type="float" office:value="274">
                <text:p>274</text:p>
              </table:table-cell>
              <table:table-cell office:value-type="float" office:value="228">
                <text:p>2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USTOM</text:p>
                <draw:g>
                  <svg:desc>'Page faults'.A14:'Page faults'.A14</svg:desc>
                </draw:g>
              </table:table-cell>
              <table:table-cell office:value-type="float" office:value="472">
                <text:p>472</text:p>
                <draw:g>
                  <svg:desc>'Page faults'.B14:'Page faults'.K14</svg:desc>
                </draw:g>
              </table:table-cell>
              <table:table-cell office:value-type="float" office:value="435">
                <text:p>435</text:p>
              </table:table-cell>
              <table:table-cell office:value-type="float" office:value="421">
                <text:p>421</text:p>
              </table:table-cell>
              <table:table-cell office:value-type="float" office:value="375">
                <text:p>375</text:p>
              </table:table-cell>
              <table:table-cell office:value-type="float" office:value="339">
                <text:p>339</text:p>
              </table:table-cell>
              <table:table-cell office:value-type="float" office:value="332">
                <text:p>332</text:p>
              </table:table-cell>
              <table:table-cell office:value-type="float" office:value="323">
                <text:p>323</text:p>
              </table:table-cell>
              <table:table-cell office:value-type="float" office:value="316">
                <text:p>316</text:p>
              </table:table-cell>
              <table:table-cell office:value-type="float" office:value="307">
                <text:p>307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8.984cm" xlink:href=".." xlink:type="simple" chart:class="chart:line" chart:style-name="ch1">
        <chart:title svg:x="7.498cm" svg:y="0.315cm" chart:style-name="ch2">
          <text:p>Sort</text:p>
        </chart:title>
        <chart:subtitle svg:x="5.43cm" svg:y="1.3cm" chart:style-name="ch3">
          <text:p>100 sider virtuel hukommelse</text:p>
        </chart:subtitle>
        <chart:legend chart:legend-position="end" svg:x="13.184cm" svg:y="3.602cm" style:legend-expansion="high" chart:style-name="ch4"/>
        <chart:plot-area chart:style-name="ch5" table:cell-range-address="DiskTilgange.A2:DiskTilgange.K5" chart:data-source-has-labels="both" svg:x="1.35cm" svg:y="2.17cm" svg:width="11.514cm" svg:height="5.635cm">
          <chartooo:coordinate-region svg:x="2.448cm" svg:y="2.4cm" svg:width="10.097cm" svg:height="4.696cm"/>
          <chart:axis chart:dimension="x" chart:name="primary-x" chart:style-name="ch6" chartooo:axis-type="auto">
            <chartooo:date-scale/>
            <chart:title svg:x="5.533cm" svg:y="7.985cm" chart:style-name="ch7">
              <text:p>Fysisk Hukommelse</text:p>
            </chart:title>
            <chart:categories table:cell-range-address="DiskTilgange.B2:DiskTilgange.K2"/>
          </chart:axis>
          <chart:axis chart:dimension="y" chart:name="primary-y" chart:style-name="ch8">
            <chart:title svg:x="0.451cm" svg:y="6.156cm" chart:style-name="ch9">
              <text:p>Lagerlæsninger</text:p>
            </chart:title>
            <chart:grid chart:style-name="ch10" chart:class="major"/>
          </chart:axis>
          <chart:series chart:style-name="ch11" chart:values-cell-range-address="DiskTilgange.B3:DiskTilgange.K3" chart:label-cell-address="DiskTilgange.A3:DiskTilgange.A3" chart:class="chart:line">
            <chart:data-point chart:repeated="10"/>
          </chart:series>
          <chart:series chart:style-name="ch12" chart:values-cell-range-address="DiskTilgange.B4:DiskTilgange.K4" chart:label-cell-address="DiskTilgange.A4:DiskTilgange.A4" chart:class="chart:line">
            <chart:data-point chart:repeated="10"/>
          </chart:series>
          <chart:series chart:style-name="ch13" chart:values-cell-range-address="DiskTilgange.B5:DiskTilgange.K5" chart:label-cell-address="DiskTilgange.A5:DiskTilgange.A5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DiskTilgange.B2:DiskTilgange.K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iskTilgange.A3:DiskTilgange.A3</svg:desc>
                </draw:g>
              </table:table-cell>
              <table:table-cell office:value-type="float" office:value="1008">
                <text:p>1008</text:p>
                <draw:g>
                  <svg:desc>DiskTilgange.B3:DiskTilgange.K3</svg:desc>
                </draw:g>
              </table:table-cell>
              <table:table-cell office:value-type="float" office:value="800">
                <text:p>8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AND</text:p>
                <draw:g>
                  <svg:desc>DiskTilgange.A4:DiskTilgange.A4</svg:desc>
                </draw:g>
              </table:table-cell>
              <table:table-cell office:value-type="float" office:value="1071">
                <text:p>1071</text:p>
                <draw:g>
                  <svg:desc>DiskTilgange.B4:DiskTilgange.K4</svg:desc>
                </draw:g>
              </table:table-cell>
              <table:table-cell office:value-type="float" office:value="841">
                <text:p>841</text:p>
              </table:table-cell>
              <table:table-cell office:value-type="float" office:value="668">
                <text:p>668</text:p>
              </table:table-cell>
              <table:table-cell office:value-type="float" office:value="596">
                <text:p>596</text:p>
              </table:table-cell>
              <table:table-cell office:value-type="float" office:value="506">
                <text:p>506</text:p>
              </table:table-cell>
              <table:table-cell office:value-type="float" office:value="433">
                <text:p>433</text:p>
              </table:table-cell>
              <table:table-cell office:value-type="float" office:value="355">
                <text:p>355</text:p>
              </table:table-cell>
              <table:table-cell office:value-type="float" office:value="276">
                <text:p>276</text:p>
              </table:table-cell>
              <table:table-cell office:value-type="float" office:value="198">
                <text:p>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USTOM</text:p>
                <draw:g>
                  <svg:desc>DiskTilgange.A5:DiskTilgange.A5</svg:desc>
                </draw:g>
              </table:table-cell>
              <table:table-cell office:value-type="float" office:value="3821">
                <text:p>3821</text:p>
                <draw:g>
                  <svg:desc>DiskTilgange.B5:DiskTilgange.K5</svg:desc>
                </draw:g>
              </table:table-cell>
              <table:table-cell office:value-type="float" office:value="1548">
                <text:p>1548</text:p>
              </table:table-cell>
              <table:table-cell office:value-type="float" office:value="878">
                <text:p>878</text:p>
              </table:table-cell>
              <table:table-cell office:value-type="float" office:value="572">
                <text:p>572</text:p>
              </table:table-cell>
              <table:table-cell office:value-type="float" office:value="453">
                <text:p>453</text:p>
              </table:table-cell>
              <table:table-cell office:value-type="float" office:value="330">
                <text:p>330</text:p>
              </table:table-cell>
              <table:table-cell office:value-type="float" office:value="301">
                <text:p>301</text:p>
              </table:table-cell>
              <table:table-cell office:value-type="float" office:value="241">
                <text:p>241</text:p>
              </table:table-cell>
              <table:table-cell office:value-type="float" office:value="221">
                <text:p>22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316cm" chart:style-name="ch2">
          <text:p>Scan</text:p>
        </chart:title>
        <chart:subtitle svg:x="5.425cm" svg:y="1.302cm" chart:style-name="ch3">
          <text:p>100 sider virtuel hukommelse</text:p>
        </chart:subtitle>
        <chart:legend chart:legend-position="end" svg:x="13.174cm" svg:y="3.61cm" style:legend-expansion="high" chart:style-name="ch4"/>
        <chart:plot-area chart:style-name="ch5" table:cell-range-address="DiskTilgange.A7:DiskTilgange.K10" chart:data-source-has-labels="both" svg:x="1.35cm" svg:y="2.173cm" svg:width="11.504cm" svg:height="5.647cm">
          <chartooo:coordinate-region svg:x="2.236cm" svg:y="2.403cm" svg:width="10.087cm" svg:height="4.708cm"/>
          <chart:axis chart:dimension="x" chart:name="primary-x" chart:style-name="ch6" chartooo:axis-type="auto">
            <chartooo:date-scale/>
            <chart:title svg:x="5.528cm" svg:y="8.001cm" chart:style-name="ch7">
              <text:p>Fysisk Hukommelse</text:p>
            </chart:title>
            <chart:categories table:cell-range-address="DiskTilgange.B7:DiskTilgange.K7"/>
          </chart:axis>
          <chart:axis chart:dimension="y" chart:name="primary-y" chart:style-name="ch6">
            <chart:title svg:x="0.451cm" svg:y="6.165cm" chart:style-name="ch8">
              <text:p>Lagerlæsninger</text:p>
            </chart:title>
            <chart:grid chart:style-name="ch9" chart:class="major"/>
          </chart:axis>
          <chart:series chart:style-name="ch10" chart:values-cell-range-address="DiskTilgange.B8:DiskTilgange.K8" chart:label-cell-address="DiskTilgange.A8:DiskTilgange.A8" chart:class="chart:line">
            <chart:data-point chart:repeated="10"/>
          </chart:series>
          <chart:series chart:style-name="ch11" chart:values-cell-range-address="DiskTilgange.B9:DiskTilgange.K9" chart:label-cell-address="DiskTilgange.A9:DiskTilgange.A9" chart:class="chart:line">
            <chart:data-point chart:repeated="10"/>
          </chart:series>
          <chart:series chart:style-name="ch12" chart:values-cell-range-address="DiskTilgange.B10:DiskTilgange.K10" chart:label-cell-address="DiskTilgange.A10:DiskTilgange.A10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DiskTilgange.B7:DiskTilgange.K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iskTilgange.A8:DiskTilgange.A8</svg:desc>
                </draw:g>
              </table:table-cell>
              <table:table-cell office:value-type="float" office:value="1100">
                <text:p>1100</text:p>
                <draw:g>
                  <svg:desc>DiskTilgange.B8:DiskTilgange.K8</svg:desc>
                </draw:g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AND</text:p>
                <draw:g>
                  <svg:desc>DiskTilgange.A9:DiskTilgange.A9</svg:desc>
                </draw:g>
              </table:table-cell>
              <table:table-cell office:value-type="float" office:value="1100">
                <text:p>1100</text:p>
                <draw:g>
                  <svg:desc>DiskTilgange.B9:DiskTilgange.K9</svg:desc>
                </draw:g>
              </table:table-cell>
              <table:table-cell office:value-type="float" office:value="1097">
                <text:p>1097</text:p>
              </table:table-cell>
              <table:table-cell office:value-type="float" office:value="1053">
                <text:p>1053</text:p>
              </table:table-cell>
              <table:table-cell office:value-type="float" office:value="1010">
                <text:p>1010</text:p>
              </table:table-cell>
              <table:table-cell office:value-type="float" office:value="905">
                <text:p>905</text:p>
              </table:table-cell>
              <table:table-cell office:value-type="float" office:value="778">
                <text:p>778</text:p>
              </table:table-cell>
              <table:table-cell office:value-type="float" office:value="630">
                <text:p>630</text:p>
              </table:table-cell>
              <table:table-cell office:value-type="float" office:value="461">
                <text:p>461</text:p>
              </table:table-cell>
              <table:table-cell office:value-type="float" office:value="295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USTOM</text:p>
                <draw:g>
                  <svg:desc>DiskTilgange.A10:DiskTilgange.A10</svg:desc>
                </draw:g>
              </table:table-cell>
              <table:table-cell office:value-type="float" office:value="1055">
                <text:p>1055</text:p>
                <draw:g>
                  <svg:desc>DiskTilgange.B10:DiskTilgange.K10</svg:desc>
                </draw:g>
              </table:table-cell>
              <table:table-cell office:value-type="float" office:value="944">
                <text:p>944</text:p>
              </table:table-cell>
              <table:table-cell office:value-type="float" office:value="874">
                <text:p>874</text:p>
              </table:table-cell>
              <table:table-cell office:value-type="float" office:value="800">
                <text:p>800</text:p>
              </table:table-cell>
              <table:table-cell office:value-type="float" office:value="757">
                <text:p>757</text:p>
              </table:table-cell>
              <table:table-cell office:value-type="float" office:value="700">
                <text:p>700</text:p>
              </table:table-cell>
              <table:table-cell office:value-type="float" office:value="682">
                <text:p>682</text:p>
              </table:table-cell>
              <table:table-cell office:value-type="float" office:value="622">
                <text:p>622</text:p>
              </table:table-cell>
              <table:table-cell office:value-type="float" office:value="600">
                <text:p>6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0" chart:maximum="3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82cm" svg:y="0.316cm" chart:style-name="ch2">
          <text:p>Focus</text:p>
        </chart:title>
        <chart:subtitle svg:x="5.425cm" svg:y="1.302cm" chart:style-name="ch3">
          <text:p>100 sider virtuel hukommelse</text:p>
        </chart:subtitle>
        <chart:legend chart:legend-position="end" svg:x="13.174cm" svg:y="3.61cm" style:legend-expansion="high" chart:style-name="ch4"/>
        <chart:plot-area chart:style-name="ch5" table:cell-range-address="DiskTilgange.A12:DiskTilgange.K15" chart:data-source-has-labels="both" svg:x="1.35cm" svg:y="2.173cm" svg:width="11.504cm" svg:height="5.647cm">
          <chartooo:coordinate-region svg:x="2.236cm" svg:y="2.403cm" svg:width="10.299cm" svg:height="4.708cm"/>
          <chart:axis chart:dimension="x" chart:name="primary-x" chart:style-name="ch6" chartooo:axis-type="auto">
            <chartooo:date-scale/>
            <chart:title svg:x="5.528cm" svg:y="8.001cm" chart:style-name="ch7">
              <text:p>Fysisk Hukommelse</text:p>
            </chart:title>
            <chart:categories table:cell-range-address="DiskTilgange.B12:DiskTilgange.K12"/>
          </chart:axis>
          <chart:axis chart:dimension="y" chart:name="primary-y" chart:style-name="ch8">
            <chart:title svg:x="0.451cm" svg:y="6.165cm" chart:style-name="ch9">
              <text:p>Lagerlæsninger</text:p>
            </chart:title>
            <chart:grid chart:style-name="ch10" chart:class="major"/>
          </chart:axis>
          <chart:series chart:style-name="ch11" chart:values-cell-range-address="DiskTilgange.B13:DiskTilgange.K13" chart:label-cell-address="DiskTilgange.A13:DiskTilgange.A13" chart:class="chart:line">
            <chart:data-point chart:repeated="10"/>
          </chart:series>
          <chart:series chart:style-name="ch12" chart:values-cell-range-address="DiskTilgange.B14:DiskTilgange.K14" chart:label-cell-address="DiskTilgange.A14:DiskTilgange.A14" chart:class="chart:line">
            <chart:data-point chart:repeated="10"/>
          </chart:series>
          <chart:series chart:style-name="ch13" chart:values-cell-range-address="DiskTilgange.B15:DiskTilgange.K15" chart:label-cell-address="DiskTilgange.A15:DiskTilgange.A15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DiskTilgange.B12:DiskTilgange.K1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iskTilgange.A13:DiskTilgange.A13</svg:desc>
                </draw:g>
              </table:table-cell>
              <table:table-cell office:value-type="float" office:value="288">
                <text:p>288</text:p>
                <draw:g>
                  <svg:desc>DiskTilgange.B13:DiskTilgange.K13</svg:desc>
                </draw:g>
              </table:table-cell>
              <table:table-cell office:value-type="float" office:value="275">
                <text:p>275</text:p>
              </table:table-cell>
              <table:table-cell office:value-type="float" office:value="257">
                <text:p>257</text:p>
              </table:table-cell>
              <table:table-cell office:value-type="float" office:value="247">
                <text:p>247</text:p>
              </table:table-cell>
              <table:table-cell office:value-type="float" office:value="236">
                <text:p>23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AND</text:p>
                <draw:g>
                  <svg:desc>DiskTilgange.A14:DiskTilgange.A14</svg:desc>
                </draw:g>
              </table:table-cell>
              <table:table-cell office:value-type="float" office:value="289">
                <text:p>289</text:p>
                <draw:g>
                  <svg:desc>DiskTilgange.B14:DiskTilgange.K14</svg:desc>
                </draw:g>
              </table:table-cell>
              <table:table-cell office:value-type="float" office:value="275">
                <text:p>275</text:p>
              </table:table-cell>
              <table:table-cell office:value-type="float" office:value="256">
                <text:p>256</text:p>
              </table:table-cell>
              <table:table-cell office:value-type="float" office:value="235">
                <text:p>235</text:p>
              </table:table-cell>
              <table:table-cell office:value-type="float" office:value="217">
                <text:p>217</text:p>
              </table:table-cell>
              <table:table-cell office:value-type="float" office:value="198">
                <text:p>198</text:p>
              </table:table-cell>
              <table:table-cell office:value-type="float" office:value="177">
                <text:p>177</text:p>
              </table:table-cell>
              <table:table-cell office:value-type="float" office:value="154">
                <text:p>154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USTOM</text:p>
                <draw:g>
                  <svg:desc>DiskTilgange.A15:DiskTilgange.A15</svg:desc>
                </draw:g>
              </table:table-cell>
              <table:table-cell office:value-type="float" office:value="283">
                <text:p>283</text:p>
                <draw:g>
                  <svg:desc>DiskTilgange.B15:DiskTilgange.K15</svg:desc>
                </draw:g>
              </table:table-cell>
              <table:table-cell office:value-type="float" office:value="258">
                <text:p>258</text:p>
              </table:table-cell>
              <table:table-cell office:value-type="float" office:value="251">
                <text:p>251</text:p>
              </table:table-cell>
              <table:table-cell office:value-type="float" office:value="222">
                <text:p>222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Sort</text:p>
        </chart:title>
        <chart:subtitle svg:x="5.425cm" svg:y="1.302cm" chart:style-name="ch3">
          <text:p>100 sider virtuel hukommelse</text:p>
        </chart:subtitle>
        <chart:legend chart:legend-position="end" svg:x="13.174cm" svg:y="3.61cm" style:legend-expansion="high" chart:style-name="ch4"/>
        <chart:plot-area chart:style-name="ch5" table:cell-range-address="DiskTilgange.A21:DiskTilgange.K24" chart:data-source-has-labels="both" svg:x="1.35cm" svg:y="2.173cm" svg:width="11.504cm" svg:height="5.647cm">
          <chartooo:coordinate-region svg:x="2.236cm" svg:y="2.403cm" svg:width="10.087cm" svg:height="4.708cm"/>
          <chart:axis chart:dimension="x" chart:name="primary-x" chart:style-name="ch6" chartooo:axis-type="auto">
            <chartooo:date-scale/>
            <chart:title svg:x="5.528cm" svg:y="8.001cm" chart:style-name="ch7">
              <text:p>Fysisk Hukommelse</text:p>
            </chart:title>
            <chart:categories table:cell-range-address="DiskTilgange.B21:DiskTilgange.K21"/>
          </chart:axis>
          <chart:axis chart:dimension="y" chart:name="primary-y" chart:style-name="ch6">
            <chart:title svg:x="0.451cm" svg:y="6.253cm" chart:style-name="ch8">
              <text:p>Lagerskrivninger</text:p>
            </chart:title>
            <chart:grid chart:style-name="ch9" chart:class="major"/>
          </chart:axis>
          <chart:series chart:style-name="ch10" chart:values-cell-range-address="DiskTilgange.B22:DiskTilgange.K22" chart:label-cell-address="DiskTilgange.A22:DiskTilgange.A22" chart:class="chart:line">
            <chart:data-point chart:repeated="10"/>
          </chart:series>
          <chart:series chart:style-name="ch11" chart:values-cell-range-address="DiskTilgange.B23:DiskTilgange.K23" chart:label-cell-address="DiskTilgange.A23:DiskTilgange.A23" chart:class="chart:line">
            <chart:data-point chart:repeated="10"/>
          </chart:series>
          <chart:series chart:style-name="ch12" chart:values-cell-range-address="DiskTilgange.B24:DiskTilgange.K24" chart:label-cell-address="DiskTilgange.A24:DiskTilgange.A2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DiskTilgange.B21:DiskTilgange.K2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iskTilgange.A22:DiskTilgange.A22</svg:desc>
                </draw:g>
              </table:table-cell>
              <table:table-cell office:value-type="float" office:value="604">
                <text:p>604</text:p>
                <draw:g>
                  <svg:desc>DiskTilgange.B22:DiskTilgange.K2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</text:p>
                <draw:g>
                  <svg:desc>DiskTilgange.A23:DiskTilgange.A23</svg:desc>
                </draw:g>
              </table:table-cell>
              <table:table-cell office:value-type="float" office:value="628">
                <text:p>628</text:p>
                <draw:g>
                  <svg:desc>DiskTilgange.B23:DiskTilgange.K23</svg:desc>
                </draw:g>
              </table:table-cell>
              <table:table-cell office:value-type="float" office:value="535">
                <text:p>535</text:p>
              </table:table-cell>
              <table:table-cell office:value-type="float" office:value="439">
                <text:p>439</text:p>
              </table:table-cell>
              <table:table-cell office:value-type="float" office:value="411">
                <text:p>411</text:p>
              </table:table-cell>
              <table:table-cell office:value-type="float" office:value="355">
                <text:p>355</text:p>
              </table:table-cell>
              <table:table-cell office:value-type="float" office:value="300">
                <text:p>300</text:p>
              </table:table-cell>
              <table:table-cell office:value-type="float" office:value="241">
                <text:p>241</text:p>
              </table:table-cell>
              <table:table-cell office:value-type="float" office:value="178">
                <text:p>178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STOM</text:p>
                <draw:g>
                  <svg:desc>DiskTilgange.A24:DiskTilgange.A24</svg:desc>
                </draw:g>
              </table:table-cell>
              <table:table-cell office:value-type="float" office:value="1043">
                <text:p>1043</text:p>
                <draw:g>
                  <svg:desc>DiskTilgange.B24:DiskTilgange.K24</svg:desc>
                </draw:g>
              </table:table-cell>
              <table:table-cell office:value-type="float" office:value="602">
                <text:p>602</text:p>
              </table:table-cell>
              <table:table-cell office:value-type="float" office:value="416">
                <text:p>416</text:p>
              </table:table-cell>
              <table:table-cell office:value-type="float" office:value="363">
                <text:p>363</text:p>
              </table:table-cell>
              <table:table-cell office:value-type="float" office:value="202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191">
                <text:p>191</text:p>
              </table:table-cell>
              <table:table-cell office:value-type="float" office:value="161">
                <text:p>161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316cm" chart:style-name="ch2">
          <text:p>Scan</text:p>
        </chart:title>
        <chart:subtitle svg:x="5.425cm" svg:y="1.302cm" chart:style-name="ch3">
          <text:p>100 sider virtuel hukommelse</text:p>
        </chart:subtitle>
        <chart:legend chart:legend-position="end" svg:x="13.174cm" svg:y="3.61cm" style:legend-expansion="high" chart:style-name="ch4"/>
        <chart:plot-area chart:style-name="ch5" table:cell-range-address="DiskTilgange.A26:DiskTilgange.K29" chart:data-source-has-labels="both" svg:x="1.35cm" svg:y="2.173cm" svg:width="11.504cm" svg:height="5.647cm">
          <chartooo:coordinate-region svg:x="2.024cm" svg:y="2.403cm" svg:width="10.3cm" svg:height="4.708cm"/>
          <chart:axis chart:dimension="x" chart:name="primary-x" chart:style-name="ch6" chartooo:axis-type="auto">
            <chartooo:date-scale/>
            <chart:title svg:x="5.528cm" svg:y="8.001cm" chart:style-name="ch7">
              <text:p>Fysisk Hukommelse</text:p>
            </chart:title>
            <chart:categories table:cell-range-address="DiskTilgange.B26:DiskTilgange.K26"/>
          </chart:axis>
          <chart:axis chart:dimension="y" chart:name="primary-y" chart:style-name="ch6">
            <chart:title svg:x="0.451cm" svg:y="6.253cm" chart:style-name="ch8">
              <text:p>Lagerskrivninger</text:p>
            </chart:title>
            <chart:grid chart:style-name="ch9" chart:class="major"/>
          </chart:axis>
          <chart:series chart:style-name="ch10" chart:values-cell-range-address="DiskTilgange.B27:DiskTilgange.K27" chart:label-cell-address="DiskTilgange.A27:DiskTilgange.A27" chart:class="chart:line">
            <chart:data-point chart:repeated="10"/>
          </chart:series>
          <chart:series chart:style-name="ch11" chart:values-cell-range-address="DiskTilgange.B28:DiskTilgange.K28" chart:label-cell-address="DiskTilgange.A28:DiskTilgange.A28" chart:class="chart:line">
            <chart:data-point chart:repeated="10"/>
          </chart:series>
          <chart:series chart:style-name="ch12" chart:values-cell-range-address="DiskTilgange.B29:DiskTilgange.K29" chart:label-cell-address="DiskTilgange.A29:DiskTilgange.A29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DiskTilgange.B26:DiskTilgange.K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iskTilgange.A27:DiskTilgange.A27</svg:desc>
                </draw:g>
              </table:table-cell>
              <table:table-cell office:value-type="float" office:value="100">
                <text:p>100</text:p>
                <draw:g>
                  <svg:desc>DiskTilgange.B27:DiskTilgange.K2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</text:p>
                <draw:g>
                  <svg:desc>DiskTilgange.A28:DiskTilgange.A28</svg:desc>
                </draw:g>
              </table:table-cell>
              <table:table-cell office:value-type="float" office:value="100">
                <text:p>100</text:p>
                <draw:g>
                  <svg:desc>DiskTilgange.B28:DiskTilgange.K2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STOM</text:p>
                <draw:g>
                  <svg:desc>DiskTilgange.A29:DiskTilgange.A29</svg:desc>
                </draw:g>
              </table:table-cell>
              <table:table-cell office:value-type="float" office:value="100">
                <text:p>100</text:p>
                <draw:g>
                  <svg:desc>DiskTilgange.B29:DiskTilgange.K2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82cm" svg:y="0.316cm" chart:style-name="ch2">
          <text:p>Focus</text:p>
        </chart:title>
        <chart:subtitle svg:x="5.425cm" svg:y="1.302cm" chart:style-name="ch3">
          <text:p>100 sider virtuel hukommelse</text:p>
        </chart:subtitle>
        <chart:legend chart:legend-position="end" svg:x="13.174cm" svg:y="3.61cm" style:legend-expansion="high" chart:style-name="ch4"/>
        <chart:plot-area chart:style-name="ch5" table:cell-range-address="DiskTilgange.A31:DiskTilgange.K34" chart:data-source-has-labels="both" svg:x="1.35cm" svg:y="2.173cm" svg:width="11.504cm" svg:height="5.647cm">
          <chartooo:coordinate-region svg:x="2.024cm" svg:y="2.403cm" svg:width="10.3cm" svg:height="4.708cm"/>
          <chart:axis chart:dimension="x" chart:name="primary-x" chart:style-name="ch6" chartooo:axis-type="auto">
            <chartooo:date-scale/>
            <chart:title svg:x="5.528cm" svg:y="8.001cm" chart:style-name="ch7">
              <text:p>Fysisk Hukommelse</text:p>
            </chart:title>
            <chart:categories table:cell-range-address="DiskTilgange.B31:DiskTilgange.K31"/>
          </chart:axis>
          <chart:axis chart:dimension="y" chart:name="primary-y" chart:style-name="ch6">
            <chart:title svg:x="0.451cm" svg:y="6.253cm" chart:style-name="ch8">
              <text:p>Lagerskrivninger</text:p>
            </chart:title>
            <chart:grid chart:style-name="ch9" chart:class="major"/>
          </chart:axis>
          <chart:series chart:style-name="ch10" chart:values-cell-range-address="DiskTilgange.B32:DiskTilgange.K32" chart:label-cell-address="DiskTilgange.A32:DiskTilgange.A32" chart:class="chart:line">
            <chart:data-point chart:repeated="10"/>
          </chart:series>
          <chart:series chart:style-name="ch11" chart:values-cell-range-address="DiskTilgange.B33:DiskTilgange.K33" chart:label-cell-address="DiskTilgange.A33:DiskTilgange.A33" chart:class="chart:line">
            <chart:data-point chart:repeated="10"/>
          </chart:series>
          <chart:series chart:style-name="ch12" chart:values-cell-range-address="DiskTilgange.B34:DiskTilgange.K34" chart:label-cell-address="DiskTilgange.A34:DiskTilgange.A3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DiskTilgange.B31:DiskTilgange.K3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DiskTilgange.A32:DiskTilgange.A32</svg:desc>
                </draw:g>
              </table:table-cell>
              <table:table-cell office:value-type="float" office:value="189">
                <text:p>189</text:p>
                <draw:g>
                  <svg:desc>DiskTilgange.B32:DiskTilgange.K32</svg:desc>
                </draw:g>
              </table:table-cell>
              <table:table-cell office:value-type="float" office:value="181">
                <text:p>181</text:p>
              </table:table-cell>
              <table:table-cell office:value-type="float" office:value="164">
                <text:p>16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0">
                <text:p>140</text:p>
              </table:table-cell>
              <table:table-cell office:value-type="float" office:value="130">
                <text:p>13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</text:p>
                <draw:g>
                  <svg:desc>DiskTilgange.A33:DiskTilgange.A33</svg:desc>
                </draw:g>
              </table:table-cell>
              <table:table-cell office:value-type="float" office:value="190">
                <text:p>190</text:p>
                <draw:g>
                  <svg:desc>DiskTilgange.B33:DiskTilgange.K3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4">
                <text:p>164</text:p>
              </table:table-cell>
              <table:table-cell office:value-type="float" office:value="149">
                <text:p>149</text:p>
              </table:table-cell>
              <table:table-cell office:value-type="float" office:value="142">
                <text:p>142</text:p>
              </table:table-cell>
              <table:table-cell office:value-type="float" office:value="113">
                <text:p>113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STOM</text:p>
                <draw:g>
                  <svg:desc>DiskTilgange.A34:DiskTilgange.A34</svg:desc>
                </draw:g>
              </table:table-cell>
              <table:table-cell office:value-type="float" office:value="183">
                <text:p>183</text:p>
                <draw:g>
                  <svg:desc>DiskTilgange.B34:DiskTilgange.K34</svg:desc>
                </draw:g>
              </table:table-cell>
              <table:table-cell office:value-type="float" office:value="158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